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6EB1B4D7317331CD.png" manifest:media-type="image/png"/>
  <manifest:file-entry manifest:full-path="Pictures/100000000000033B0000033B3158E153FC179BBB.png" manifest:media-type="image/png"/>
  <manifest:file-entry manifest:full-path="Pictures/100000000000076C000003F6DBBEFD4606B9E6DA.png" manifest:media-type="image/png"/>
  <manifest:file-entry manifest:full-path="Pictures/10000000000000B3000000A26DEA14CC4D44FF84.png" manifest:media-type="image/png"/>
  <manifest:file-entry manifest:full-path="Pictures/1000000000000A4F0000040F6BFCA0C093CF297E.png" manifest:media-type="image/png"/>
  <manifest:file-entry manifest:full-path="Pictures/100000010000034B000001FA916C4F2EED53DA05.png" manifest:media-type="image/png"/>
  <manifest:file-entry manifest:full-path="Pictures/10000001000000B2000000711649861926A84511.png" manifest:media-type="image/png"/>
  <manifest:file-entry manifest:full-path="Pictures/10000000000000960000009BCDFE6F25356FDE28.png" manifest:media-type="image/png"/>
  <manifest:file-entry manifest:full-path="Pictures/100000010000014600000086730FC940683ADB99.png" manifest:media-type="image/png"/>
  <manifest:file-entry manifest:full-path="Pictures/100000000000049C0000030E4279F25492D0EF43.png" manifest:media-type="image/png"/>
  <manifest:file-entry manifest:full-path="Pictures/10000000000000FA00000079E6FF1FF453AEDC33.png" manifest:media-type="image/png"/>
  <manifest:file-entry manifest:full-path="Pictures/10000001000000EA00000071E8045BDABA42DE60.png" manifest:media-type="image/png"/>
  <manifest:file-entry manifest:full-path="Pictures/10000001000004080000011B61B5CE63C7F72D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53cm, 4.218cm, 5.137cm, 4.47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074cm, 0cm, 18.411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7.801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13" draw:style-name="gr1" draw:text-style-name="P1" draw:layer="layout" svg:width="19.126cm" svg:height="10.186cm" svg:x="0cm" svg:y="0.008cm">
          <draw:image xlink:href="Pictures/10000001000004080000011B61B5CE63C7F72DAA.png" xlink:type="simple" xlink:show="embed" xlink:actuate="onLoad" draw:mime-type="image/png">
            <text:p/>
          </draw:image>
        </draw:frame>
        <draw:frame draw:name="Google Shape;56;p13" draw:style-name="gr1" draw:text-style-name="P1" draw:layer="layout" svg:width="4.137cm" svg:height="2.755cm" svg:x="0.448cm" svg:y="0.497cm">
          <draw:image xlink:href="Pictures/100000000000049C0000030E4279F25492D0EF43.png" xlink:type="simple" xlink:show="embed" xlink:actuate="onLoad" draw:mime-type="image/png">
            <text:p/>
          </draw:image>
        </draw:frame>
        <draw:g draw:name="Google Shape;57;p13">
          <draw:frame draw:name="Google Shape;58;p13" draw:style-name="gr1" draw:text-style-name="P1" draw:layer="layout" svg:width="6.55cm" svg:height="2.755cm" svg:x="6.099cm" svg:y="3.697cm">
            <draw:image xlink:href="Pictures/10000001000000EA00000071E8045BDABA42DE60.png" xlink:type="simple" xlink:show="embed" xlink:actuate="onLoad" draw:mime-type="image/png">
              <text:p/>
            </draw:image>
          </draw:frame>
          <draw:frame draw:name="Google Shape;59;p13" draw:style-name="gr1" draw:text-style-name="P1" draw:layer="layout" svg:width="6.55cm" svg:height="2.755cm" svg:x="6.099cm" svg:y="3.697cm">
            <draw:image xlink:href="Pictures/100000010000014600000086730FC940683ADB99.png" xlink:type="simple" xlink:show="embed" xlink:actuate="onLoad" draw:mime-type="image/png">
              <text:p/>
            </draw:image>
          </draw:frame>
        </draw:g>
        <draw:frame draw:name="Google Shape;60;p13" draw:style-name="gr1" draw:text-style-name="P1" draw:layer="layout" svg:width="2.653cm" svg:height="2.755cm" svg:x="5.123cm" svg:y="0.494cm">
          <draw:image xlink:href="Pictures/10000000000000960000009BCDFE6F25356FDE28.png" xlink:type="simple" xlink:show="embed" xlink:actuate="onLoad" draw:mime-type="image/png">
            <text:p/>
          </draw:image>
        </draw:frame>
        <draw:frame draw:name="Google Shape;61;p13" draw:style-name="gr1" draw:text-style-name="P1" draw:layer="layout" svg:width="4.37cm" svg:height="2.755cm" svg:x="8.263cm" svg:y="0.494cm">
          <draw:image xlink:href="Pictures/10000001000000B2000000711649861926A84511.png" xlink:type="simple" xlink:show="embed" xlink:actuate="onLoad" draw:mime-type="image/png">
            <text:p/>
          </draw:image>
        </draw:frame>
        <draw:frame draw:name="Google Shape;62;p13" draw:style-name="gr2" draw:text-style-name="P1" draw:layer="layout" svg:width="4.37cm" svg:height="1.127cm" svg:x="8.116cm" svg:y="1.265cm">
          <draw:image xlink:href="Pictures/100000010000034B000001FA916C4F2EED53DA05.png" xlink:type="simple" xlink:show="embed" xlink:actuate="onLoad" draw:mime-type="image/png">
            <text:p/>
          </draw:image>
        </draw:frame>
        <draw:frame draw:name="Google Shape;63;p13" draw:style-name="gr1" draw:text-style-name="P1" draw:layer="layout" svg:width="5.666cm" svg:height="2.755cm" svg:x="12.998cm" svg:y="3.697cm">
          <draw:image xlink:href="Pictures/10000000000000FA00000079E6FF1FF453AEDC33.png" xlink:type="simple" xlink:show="embed" xlink:actuate="onLoad" draw:mime-type="image/png">
            <text:p/>
          </draw:image>
        </draw:frame>
        <draw:frame draw:name="Google Shape;64;p13" draw:style-name="gr1" draw:text-style-name="P1" draw:layer="layout" svg:width="3.03cm" svg:height="2.76cm" svg:x="13.099cm" svg:y="0.507cm">
          <draw:image xlink:href="Pictures/10000000000000B3000000A26DEA14CC4D44FF84.png" xlink:type="simple" xlink:show="embed" xlink:actuate="onLoad" draw:mime-type="image/png">
            <text:p/>
          </draw:image>
        </draw:frame>
        <draw:frame draw:name="Google Shape;65;p13" draw:style-name="gr1" draw:text-style-name="P1" draw:layer="layout" svg:width="5.197cm" svg:height="2.787cm" svg:x="0.448cm" svg:y="3.697cm">
          <draw:image xlink:href="Pictures/100000000000076C000003F6DBBEFD4606B9E6DA.png" xlink:type="simple" xlink:show="embed" xlink:actuate="onLoad" draw:mime-type="image/png">
            <text:p/>
          </draw:image>
        </draw:frame>
        <draw:frame draw:name="Google Shape;69;p13" draw:style-name="gr1" draw:text-style-name="P1" draw:layer="layout" svg:width="2.74cm" svg:height="2.755cm" svg:x="14.958cm" svg:y="6.957cm">
          <draw:image xlink:href="Pictures/100000000000033B0000033B3158E153FC179BBB.png" xlink:type="simple" xlink:show="embed" xlink:actuate="onLoad" draw:mime-type="image/png">
            <text:p/>
          </draw:image>
        </draw:frame>
        <draw:frame draw:name="Google Shape;70;p13" draw:style-name="gr3" draw:text-style-name="P1" draw:layer="layout" svg:width="8.395cm" svg:height="2.755cm" svg:x="0.448cm" svg:y="6.952cm">
          <draw:image xlink:href="Pictures/1000000100000800000008006EB1B4D7317331CD.png" xlink:type="simple" xlink:show="embed" xlink:actuate="onLoad" draw:mime-type="image/png">
            <text:p/>
          </draw:image>
        </draw:frame>
        <draw:frame draw:style-name="gr4" draw:text-style-name="P2" draw:layer="layout" svg:width="5.219cm" svg:height="2.76cm" svg:x="9.299cm" svg:y="6.957cm">
          <draw:image xlink:href="Pictures/1000000000000A4F0000040F6BFCA0C093CF297E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5" draw:layer="layout" svg:width="19.798cm" svg:height="11.136cm" svg:x="0.6cm" svg:y="2.257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08cm" fo:margin-bottom="0cm" fo:margin-left="0cm" fo:margin-right="0cm" fo:page-width="19.13cm" fo:page-height="10.1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4.05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793cm" svg:x="1cm" svg:y="3.876cm"/>
      <draw:page-thumbnail draw:layer="backgroundobjects" svg:width="8.999cm" svg:height="4.793cm" svg:x="1cm" svg:y="12.452cm"/>
      <draw:page-thumbnail draw:layer="backgroundobjects" svg:width="8.999cm" svg:height="4.793cm" svg:x="1cm" svg:y="21.028cm"/>
      <draw:page-thumbnail draw:layer="backgroundobjects" svg:width="8.999cm" svg:height="4.793cm" svg:x="11cm" svg:y="3.876cm"/>
      <draw:page-thumbnail draw:layer="backgroundobjects" svg:width="8.999cm" svg:height="4.793cm" svg:x="11cm" svg:y="12.452cm"/>
      <draw:page-thumbnail draw:layer="backgroundobjects" svg:width="8.999cm" svg:height="4.793cm" svg:x="11cm" svg:y="21.028cm"/>
    </style:handout-master>
    <style:master-page style:name="TITLE" style:page-layout-name="PM1" draw:style-name="Mdp1">
      <draw:frame draw:name="Google Shape;10;p2" presentation:style-name="TITLE-title" draw:layer="backgroundobjects" svg:width="23.667cm" svg:height="2.792cm" svg:x="0.866cm" svg:y="1.012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0.535cm" svg:x="23.534cm" svg:y="6.345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4.058cm" svg:x="1.269cm" svg:y="1.63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08T14:03:59.389745250</dc:date>
    <dc:creator>Bruno Khélifi</dc:creator>
    <meta:editing-duration>PT12M56S</meta:editing-duration>
    <meta:editing-cycles>2</meta:editing-cycles>
    <meta:document-statistic meta:object-count="35"/>
  </office:meta>
</office:document-meta>
</file>